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46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00cc"/>
    </style:style>
    <style:style style:name="ce3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3"/>
        <table:table-column table:style-name="co4" table:default-cell-style-name="ce3"/>
        <table:table-row table:style-name="ro3">
          <table:table-cell table:style-name="ce1" office:value-type="string">
            <text:p>RECIPES</text:p>
          </table:table-cell>
          <table:table-cell table:style-name="ce1" office:value-type="string">
            <text:p>ingredient1</text:p>
          </table:table-cell>
          <table:table-cell table:style-name="ce1" office:value-type="string">
            <text:p>ingredient2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_salad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_salad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string">
            <text:p>honey_drop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office:value-type="string">
            <text:p>leaf</text:p>
          </table:table-cell>
          <table:table-cell/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string">
            <text:p>berry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string">
            <text:p>roasted_berries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string">
            <text:p>shroom</text:p>
          </table:table-cell>
          <table:table-cell/>
        </table:table-row>
        <table:table-row table:style-name="ro2">
          <table:table-cell office:value-type="string">
            <text:p>berry_icecream</text:p>
          </table:table-cell>
          <table:table-cell office:value-type="string">
            <text:p>icecream</text:p>
          </table:table-cell>
          <table:table-cell office:value-type="string">
            <text:p>berry</text:p>
          </table:table-cell>
        </table:table-row>
        <table:table-row table:style-name="ro2">
          <table:table-cell office:value-type="string">
            <text:p>berry_icecream</text:p>
          </table:table-cell>
          <table:table-cell office:value-type="string">
            <text:p>shaved_ice</text:p>
          </table:table-cell>
          <table:table-cell office:value-type="string">
            <text:p>berry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shaved_ice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string">
            <text:p>shaved_ice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string">
            <text:p>shaved_ice</text:p>
          </table:table-cell>
          <table:table-cell office:value-type="string">
            <text:p>plant_sap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 office:value-type="string">
            <text:p>roasted_berries</text:p>
          </table:table-cell>
          <table:table-cell office:value-type="string">
            <text:p>berry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office:value-type="string">
            <text:p>flour_bag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string">
            <text:p>flour_bag</text:p>
          </table:table-cell>
          <table:table-cell/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honey_drop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glazed_honey</text:p>
          </table:table-cell>
          <table:table-cell/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_salad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honey_pancakes</text:p>
          </table:table-cell>
          <table:table-cell office:value-type="string">
            <text:p>glazed_honey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cake</text:p>
          </table:table-cell>
          <table:table-cell office:value-type="string">
            <text:p>flour_bag</text:p>
          </table:table-cell>
          <table:table-cell office:value-type="string">
            <text:p>plant_sap</text:p>
          </table:table-cell>
        </table:table-row>
        <table:table-row table:style-name="ro2">
          <table:table-cell office:value-type="string">
            <text:p>nutty_cake</text:p>
          </table:table-cell>
          <table:table-cell office:value-type="string">
            <text:p>berry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nutty_cake</text:p>
          </table:table-cell>
          <table:table-cell office:value-type="string">
            <text:p>roasted_berries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plain_tea</text:p>
          </table:table-cell>
          <table:table-cell office:value-type="string">
            <text:p>leaf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leaf_croissant</text:p>
          </table:table-cell>
          <table:table-cell office:value-type="string">
            <text:p>leaf</text:p>
          </table:table-cell>
          <table:table-cell office:value-type="string">
            <text:p>dry_bread</text:p>
          </table:table-cell>
        </table:table-row>
        <table:table-row table:style-name="ro2">
          <table:table-cell office:value-type="string">
            <text:p>leaf_croissant</text:p>
          </table:table-cell>
          <table:table-cell office:value-type="string">
            <text:p>leaf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pretzel</text:p>
          </table:table-cell>
          <table:table-cell office:value-type="string">
            <text:p>applesauce</text:p>
          </table:table-cell>
          <table:table-cell office:value-type="string">
            <text:p>leaf</text:p>
          </table:table-cell>
        </table:table-row>
        <table:table-row table:style-name="ro2">
          <table:table-cell office:value-type="string">
            <text:p>baked_yam</text:p>
          </table:table-cell>
          <table:table-cell office:value-type="string">
            <text:p>danger_spud</text:p>
          </table:table-cell>
          <table:table-cell/>
        </table:table-row>
        <table:table-row table:style-name="ro2">
          <table:table-cell office:value-type="string">
            <text:p>yam_bread</text:p>
          </table:table-cell>
          <table:table-cell office:value-type="string">
            <text:p>danger_spud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yam_bread</text:p>
          </table:table-cell>
          <table:table-cell office:value-type="string">
            <text:p>baked_yam</text:p>
          </table:table-cell>
          <table:table-cell office:value-type="string">
            <text:p>flour_bag</text:p>
          </table:table-cell>
        </table:table-row>
        <table:table-row table:style-name="ro2">
          <table:table-cell office:value-type="string">
            <text:p>tangy_carpaccio</text:p>
          </table:table-cell>
          <table:table-cell office:value-type="string">
            <text:p>tangy_berry</text:p>
          </table:table-cell>
          <table:table-cell/>
        </table:table-row>
        <table:table-row table:style-name="ro2" table:number-rows-repeated="1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C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1">01/05/2025</text:date>, <text:time>14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4-30T22:22:41.30</meta:creation-date>
    <dc:date>2025-05-01T14:51:17.87</dc:date>
    <dc:creator>Summer </dc:creator>
    <meta:editing-duration>PT1H58M18S</meta:editing-duration>
    <meta:editing-cycles>17</meta:editing-cycles>
    <meta:generator>OpenOffice/4.1.15$Win32 OpenOffice.org_project/4115m2$Build-9813</meta:generator>
    <meta:document-statistic meta:table-count="3" meta:cell-count="114" meta:object-count="0"/>
  </office:meta>
</office:document-meta>
</file>